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6ce" officeooo:paragraph-rsid="001526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ición Lyn</text:p>
      <text:p text:style-name="P1"/>
      <text:p text:style-name="P1">is the mobile phone used just to call people?</text:p>
      <text:p text:style-name="P1">Is there any brand that implements AI in his phones?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6:31:20.717000000</meta:creation-date>
    <dc:date>2024-01-11T16:39:50.362000000</dc:date>
    <meta:editing-duration>PT8M30S</meta:editing-duration>
    <meta:editing-cycles>1</meta:editing-cycles>
    <meta:document-statistic meta:table-count="0" meta:image-count="0" meta:object-count="0" meta:page-count="1" meta:paragraph-count="3" meta:word-count="21" meta:character-count="112" meta:non-whitespace-character-count="93"/>
    <meta:generator>LibreOffice/7.6.4.1$Windows_X86_64 LibreOffice_project/e19e193f88cd6c0525a17fb7a176ed8e6a3e2aa1</meta:generator>
  </office:meta>
</office:document-meta>
</file>